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6035in"/>
    </style:style>
    <style:style style:name="co7" style:family="table-column">
      <style:table-column-properties fo:break-before="auto" style:column-width="1.6366in"/>
    </style:style>
    <style:style style:name="co8" style:family="table-column">
      <style:table-column-properties fo:break-before="auto" style:column-width="1.272in"/>
    </style:style>
    <style:style style:name="co9" style:family="table-column">
      <style:table-column-properties fo:break-before="auto" style:column-width="0.995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602in"/>
    </style:style>
    <style:style style:name="co12" style:family="table-column">
      <style:table-column-properties fo:break-before="auto" style:column-width="1.2484in"/>
    </style:style>
    <style:style style:name="co13" style:family="table-column">
      <style:table-column-properties fo:break-before="auto" style:column-width="1.348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2.2445in"/>
    </style:style>
    <style:style style:name="co16" style:family="table-column">
      <style:table-column-properties fo:break-before="auto" style:column-width="1.1937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3701in"/>
    </style:style>
    <style:style style:name="co19" style:family="table-column">
      <style:table-column-properties fo:break-before="auto" style:column-width="1.0173in"/>
    </style:style>
    <style:style style:name="co20" style:family="table-column">
      <style:table-column-properties fo:break-before="auto" style:column-width="1.2453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1.2783in"/>
    </style:style>
    <style:style style:name="co23" style:family="table-column">
      <style:table-column-properties fo:break-before="auto" style:column-width="1.2in"/>
    </style:style>
    <style:style style:name="co24" style:family="table-column">
      <style:table-column-properties fo:break-before="auto" style:column-width="1.5366in"/>
    </style:style>
    <style:style style:name="co25" style:family="table-column">
      <style:table-column-properties fo:break-before="auto" style:column-width="1.6937in"/>
    </style:style>
    <style:style style:name="co26" style:family="table-column">
      <style:table-column-properties fo:break-before="auto" style:column-width="1.7047in"/>
    </style:style>
    <style:style style:name="co27" style:family="table-column">
      <style:table-column-properties fo:break-before="auto" style:column-width="1.0319in"/>
    </style:style>
    <style:style style:name="co28" style:family="table-column">
      <style:table-column-properties fo:break-before="auto" style:column-width="1.1102in"/>
    </style:style>
    <style:style style:name="co29" style:family="table-column">
      <style:table-column-properties fo:break-before="auto" style:column-width="1.0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 style:data-style-name="N61"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60"/>
    <style:style style:name="ce6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table table:name="Adjoint Colli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MCSA Breakdown Calculations</text:p>
          </table:table-cell>
          <table:table-cell table:number-columns-repeated="10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office:value-type="string">
            <text:p>When convergence was observed, it was always monotonic</text:p>
          </table:table-cell>
          <table:table-cell table:number-columns-repeated="3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7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7"/>
        </table:table-row>
        <table:table-row table:style-name="ro3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3"/>
          <table:table-cell office:value-type="string">
            <text:p>Adjoint Collision</text:p>
          </table:table-cell>
          <table:table-cell table:number-columns-repeated="3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7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">
            <text:p>0.4</text:p>
          </table:table-cell>
          <table:table-cell table:formula="of:=[.I14]/[.G14]" office:value-type="float" office:value="0.1">
            <text:p>0.1</text:p>
          </table:table-cell>
          <table:table-cell table:style-name="ce3" table:formula="of:=[.I14]/([.G14]*[.F14])" office:value-type="float" office:value="0.00001">
            <text:p>1.0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6">
            <text:p>6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[.I15]/[.G15]" office:value-type="float" office:value="0.0716666666666667">
            <text:p>0.0716666667</text:p>
          </table:table-cell>
          <table:table-cell table:style-name="ce3" table:formula="of:=[.I15]/([.G15]*[.F15])" office:value-type="float" office:value="0.00000716666666666667">
            <text:p>7.1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8">
            <text:p>0.48</text:p>
          </table:table-cell>
          <table:table-cell table:formula="of:=[.I16]/[.G16]" office:value-type="float" office:value="0.06">
            <text:p>0.06</text:p>
          </table:table-cell>
          <table:table-cell table:style-name="ce3" table:formula="of:=[.I16]/([.G16]*[.F16])" office:value-type="float" office:value="0.000006">
            <text:p>6.00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f:=[.I17]/[.G17]" office:value-type="float" office:value="0.0576923076923077">
            <text:p>0.0576923077</text:p>
          </table:table-cell>
          <table:table-cell table:style-name="ce3" table:formula="of:=[.I17]/([.G17]*[.F17])" office:value-type="float" office:value="0.00000576923076923077">
            <text:p>5.7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1">
            <text:p>21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1.8">
            <text:p>1.8</text:p>
          </table:table-cell>
          <table:table-cell table:formula="of:=[.I18]/[.G18]" office:value-type="float" office:value="0.0857142857142857">
            <text:p>0.0857142857</text:p>
          </table:table-cell>
          <table:table-cell table:style-name="ce3" table:formula="of:=[.I18]/([.G18]*[.F18])" office:value-type="float" office:value="0.00000857142857142857">
            <text:p>8.5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2.8">
            <text:p>2.8</text:p>
          </table:table-cell>
          <table:table-cell table:formula="of:=[.I19]/[.G19]" office:value-type="float" office:value="0.107692307692308">
            <text:p>0.1076923077</text:p>
          </table:table-cell>
          <table:table-cell table:style-name="ce3" table:formula="of:=[.I19]/([.G19]*[.F19])" office:value-type="float" office:value="0.0000107692307692308">
            <text:p>1.0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36">
            <text:p>36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35">
            <text:p>5.35</text:p>
          </table:table-cell>
          <table:table-cell table:formula="of:=[.I20]/[.G20]" office:value-type="float" office:value="0.148611111111111">
            <text:p>0.1486111111</text:p>
          </table:table-cell>
          <table:table-cell table:style-name="ce3" table:formula="of:=[.I20]/([.G20]*[.F20])" office:value-type="float" office:value="0.0000148611111111111">
            <text:p>1.4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76">
            <text:p>7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9.242">
            <text:p>19.242</text:p>
          </table:table-cell>
          <table:table-cell table:formula="of:=[.I21]/[.G21]" office:value-type="float" office:value="0.253184210526316">
            <text:p>0.2531842105</text:p>
          </table:table-cell>
          <table:table-cell table:style-name="ce3" table:formula="of:=[.I21]/([.G21]*[.F21])" office:value-type="float" office:value="0.0000253184210526316">
            <text:p>2.5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5000">
            <text:p>15000</text:p>
          </table:table-cell>
          <table:table-cell office:value-type="float" office:value="56">
            <text:p>56</text:p>
          </table:table-cell>
          <table:table-cell table:formula="of:=[.F22]/([.$B$8]*[.$B$8])" office:value-type="float" office:value="1.5">
            <text:p>1.5</text:p>
          </table:table-cell>
          <table:table-cell office:value-type="float" office:value="25">
            <text:p>25</text:p>
          </table:table-cell>
          <table:table-cell table:formula="of:=[.I22]/[.G22]" office:value-type="float" office:value="0.446428571428571">
            <text:p>0.4464285714</text:p>
          </table:table-cell>
          <table:table-cell table:style-name="ce3" table:formula="of:=[.I22]/([.G22]*[.F22])" office:value-type="float" office:value="0.0000297619047619048">
            <text:p>2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5000">
            <text:p>15000</text:p>
          </table:table-cell>
          <table:table-cell office:value-type="float" office:value="82">
            <text:p>82</text:p>
          </table:table-cell>
          <table:table-cell table:formula="of:=[.F23]/([.$B$8]*[.$B$8])" office:value-type="float" office:value="1.5">
            <text:p>1.5</text:p>
          </table:table-cell>
          <table:table-cell office:value-type="float" office:value="45.6">
            <text:p>45.6</text:p>
          </table:table-cell>
          <table:table-cell table:formula="of:=[.I23]/[.G23]" office:value-type="float" office:value="0.55609756097561">
            <text:p>0.556097561</text:p>
          </table:table-cell>
          <table:table-cell table:style-name="ce3" table:formula="of:=[.I23]/([.G23]*[.F23])" office:value-type="float" office:value="0.0000370731707317073">
            <text:p>3.7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20000">
            <text:p>20000</text:p>
          </table:table-cell>
          <table:table-cell office:value-type="float" office:value="78">
            <text:p>78</text:p>
          </table:table-cell>
          <table:table-cell table:formula="of:=[.F24]/([.$B$8]*[.$B$8])" office:value-type="float" office:value="2">
            <text:p>2</text:p>
          </table:table-cell>
          <table:table-cell office:value-type="float" office:value="73.5">
            <text:p>73.5</text:p>
          </table:table-cell>
          <table:table-cell table:formula="of:=[.I24]/[.G24]" office:value-type="float" office:value="0.942307692307692">
            <text:p>0.9423076923</text:p>
          </table:table-cell>
          <table:table-cell table:style-name="ce3" table:formula="of:=[.I24]/([.G24]*[.F24])" office:value-type="float" office:value="0.0000471153846153846">
            <text:p>4.71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25000">
            <text:p>25000</text:p>
          </table:table-cell>
          <table:table-cell office:value-type="float" office:value="95">
            <text:p>95</text:p>
          </table:table-cell>
          <table:table-cell table:formula="of:=[.F25]/([.$B$8]*[.$B$8])" office:value-type="float" office:value="2.5">
            <text:p>2.5</text:p>
          </table:table-cell>
          <table:table-cell office:value-type="float" office:value="145">
            <text:p>145</text:p>
          </table:table-cell>
          <table:table-cell table:formula="of:=[.I25]/[.G25]" office:value-type="float" office:value="1.52631578947368">
            <text:p>1.5263157895</text:p>
          </table:table-cell>
          <table:table-cell table:style-name="ce3" table:formula="of:=[.I25]/([.G25]*[.F25])" office:value-type="float" office:value="0.0000610526315789474">
            <text:p>6.1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40000">
            <text:p>40000</text:p>
          </table:table-cell>
          <table:table-cell office:value-type="float" office:value="81">
            <text:p>81</text:p>
          </table:table-cell>
          <table:table-cell table:formula="of:=[.F26]/([.$B$8]*[.$B$8])" office:value-type="float" office:value="4">
            <text:p>4</text:p>
          </table:table-cell>
          <table:table-cell office:value-type="float" office:value="269">
            <text:p>269</text:p>
          </table:table-cell>
          <table:table-cell table:formula="of:=[.I26]/[.G26]" office:value-type="float" office:value="3.32098765432099">
            <text:p>3.3209876543</text:p>
          </table:table-cell>
          <table:table-cell table:style-name="ce3" table:formula="of:=[.I26]/([.G26]*[.F26])" office:value-type="float" office:value="0.0000830246913580247">
            <text:p>8.3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65000">
            <text:p>65000</text:p>
          </table:table-cell>
          <table:table-cell office:value-type="float" office:value="86">
            <text:p>86</text:p>
          </table:table-cell>
          <table:table-cell table:formula="of:=[.F27]/([.$B$8]*[.$B$8])" office:value-type="float" office:value="6.5">
            <text:p>6.5</text:p>
          </table:table-cell>
          <table:table-cell office:value-type="float" office:value="733">
            <text:p>733</text:p>
          </table:table-cell>
          <table:table-cell table:formula="of:=[.I27]/[.G27]" office:value-type="float" office:value="8.52325581395349">
            <text:p>8.523255814</text:p>
          </table:table-cell>
          <table:table-cell table:style-name="ce3" table:formula="of:=[.I27]/([.G27]*[.F27])" office:value-type="float" office:value="0.000131127012522361">
            <text:p>1.31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135000">
            <text:p>135000</text:p>
          </table:table-cell>
          <table:table-cell office:value-type="float" office:value="93">
            <text:p>93</text:p>
          </table:table-cell>
          <table:table-cell table:formula="of:=[.F28]/([.$B$8]*[.$B$8])" office:value-type="float" office:value="13.5">
            <text:p>13.5</text:p>
          </table:table-cell>
          <table:table-cell office:value-type="float" office:value="2636">
            <text:p>2636</text:p>
          </table:table-cell>
          <table:table-cell table:formula="of:=[.I28]/[.G28]" office:value-type="float" office:value="28.3440860215054">
            <text:p>28.3440860215</text:p>
          </table:table-cell>
          <table:table-cell table:style-name="ce3" table:formula="of:=[.I28]/([.G28]*[.F28])" office:value-type="float" office:value="0.000209956192751892">
            <text:p>2.10E-04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djoint Expected Value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MCSA Breakdown Calculations</text:p>
          </table:table-cell>
          <table:table-cell table:number-columns-repeated="10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office:value-type="string">
            <text:p>When convergence was observed, it was always monotonic</text:p>
          </table:table-cell>
          <table:table-cell table:number-columns-repeated="3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7"/>
        </table:table-row>
        <table:table-row table:style-name="ro3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3"/>
          <table:table-cell office:value-type="string">
            <text:p>Adjoint Expected Value</text:p>
          </table:table-cell>
          <table:table-cell table:number-columns-repeated="3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7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7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39">
            <text:p>0.39</text:p>
          </table:table-cell>
          <table:table-cell table:formula="of:=[.I14]/[.G14]" office:value-type="float" office:value="0.195">
            <text:p>0.195</text:p>
          </table:table-cell>
          <table:table-cell table:style-name="ce3" table:formula="of:=[.I14]/([.G14]*[.F14])" office:value-type="float" office:value="0.0000195">
            <text:p>1.9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11">
            <text:p>0.411</text:p>
          </table:table-cell>
          <table:table-cell table:formula="of:=[.I15]/[.G15]" office:value-type="float" office:value="0.137">
            <text:p>0.137</text:p>
          </table:table-cell>
          <table:table-cell table:style-name="ce3" table:formula="of:=[.I15]/([.G15]*[.F15])" office:value-type="float" office:value="0.0000137">
            <text:p>1.37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61">
            <text:p>0.461</text:p>
          </table:table-cell>
          <table:table-cell table:formula="of:=[.I16]/[.G16]" office:value-type="float" office:value="0.11525">
            <text:p>0.11525</text:p>
          </table:table-cell>
          <table:table-cell table:style-name="ce3" table:formula="of:=[.I16]/([.G16]*[.F16])" office:value-type="float" office:value="0.000011525">
            <text:p>1.1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841">
            <text:p>0.841</text:p>
          </table:table-cell>
          <table:table-cell table:formula="of:=[.I17]/[.G17]" office:value-type="float" office:value="0.105125">
            <text:p>0.105125</text:p>
          </table:table-cell>
          <table:table-cell table:style-name="ce3" table:formula="of:=[.I17]/([.G17]*[.F17])" office:value-type="float" office:value="0.0000105125">
            <text:p>1.0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12">
            <text:p>12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2.155">
            <text:p>2.155</text:p>
          </table:table-cell>
          <table:table-cell table:formula="of:=[.I18]/[.G18]" office:value-type="float" office:value="0.179583333333333">
            <text:p>0.1795833333</text:p>
          </table:table-cell>
          <table:table-cell table:style-name="ce3" table:formula="of:=[.I18]/([.G18]*[.F18])" office:value-type="float" office:value="0.0000179583333333333">
            <text:p>1.8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14">
            <text:p>14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3.276">
            <text:p>3.276</text:p>
          </table:table-cell>
          <table:table-cell table:formula="of:=[.I19]/[.G19]" office:value-type="float" office:value="0.234">
            <text:p>0.234</text:p>
          </table:table-cell>
          <table:table-cell table:style-name="ce3" table:formula="of:=[.I19]/([.G19]*[.F19])" office:value-type="float" office:value="0.0000234">
            <text:p>2.34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17">
            <text:p>17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822">
            <text:p>5.822</text:p>
          </table:table-cell>
          <table:table-cell table:formula="of:=[.I20]/[.G20]" office:value-type="float" office:value="0.342470588235294">
            <text:p>0.3424705882</text:p>
          </table:table-cell>
          <table:table-cell table:style-name="ce3" table:formula="of:=[.I20]/([.G20]*[.F20])" office:value-type="float" office:value="0.0000342470588235294">
            <text:p>3.42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3.777">
            <text:p>13.777</text:p>
          </table:table-cell>
          <table:table-cell table:formula="of:=[.I21]/[.G21]" office:value-type="float" office:value="0.599">
            <text:p>0.599</text:p>
          </table:table-cell>
          <table:table-cell table:style-name="ce3" table:formula="of:=[.I21]/([.G21]*[.F21])" office:value-type="float" office:value="0.0000599">
            <text:p>5.9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22]/([.$B$8]*[.$B$8])" office:value-type="float" office:value="1">
            <text:p>1</text:p>
          </table:table-cell>
          <table:table-cell office:value-type="float" office:value="18.888">
            <text:p>18.888</text:p>
          </table:table-cell>
          <table:table-cell table:formula="of:=[.I22]/[.G22]" office:value-type="float" office:value="0.726461538461539">
            <text:p>0.7264615385</text:p>
          </table:table-cell>
          <table:table-cell table:style-name="ce3" table:formula="of:=[.I22]/([.G22]*[.F22])" office:value-type="float" office:value="0.0000726461538461539">
            <text:p>7.2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0000">
            <text:p>10000</text:p>
          </table:table-cell>
          <table:table-cell office:value-type="float" office:value="30">
            <text:p>30</text:p>
          </table:table-cell>
          <table:table-cell table:formula="of:=[.F23]/([.$B$8]*[.$B$8])" office:value-type="float" office:value="1">
            <text:p>1</text:p>
          </table:table-cell>
          <table:table-cell office:value-type="float" office:value="26.698">
            <text:p>26.698</text:p>
          </table:table-cell>
          <table:table-cell table:formula="of:=[.I23]/[.G23]" office:value-type="float" office:value="0.889933333333333">
            <text:p>0.8899333333</text:p>
          </table:table-cell>
          <table:table-cell table:style-name="ce3" table:formula="of:=[.I23]/([.G23]*[.F23])" office:value-type="float" office:value="0.0000889933333333333">
            <text:p>8.9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10000">
            <text:p>10000</text:p>
          </table:table-cell>
          <table:table-cell office:value-type="float" office:value="38">
            <text:p>38</text:p>
          </table:table-cell>
          <table:table-cell table:formula="of:=[.F24]/([.$B$8]*[.$B$8])" office:value-type="float" office:value="1">
            <text:p>1</text:p>
          </table:table-cell>
          <table:table-cell office:value-type="float" office:value="44.725">
            <text:p>44.725</text:p>
          </table:table-cell>
          <table:table-cell table:formula="of:=[.I24]/[.G24]" office:value-type="float" office:value="1.17697368421053">
            <text:p>1.1769736842</text:p>
          </table:table-cell>
          <table:table-cell table:style-name="ce3" table:formula="of:=[.I24]/([.G24]*[.F24])" office:value-type="float" office:value="0.000117697368421053">
            <text:p>1.18E-0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10000">
            <text:p>10000</text:p>
          </table:table-cell>
          <table:table-cell office:value-type="float" office:value="53">
            <text:p>53</text:p>
          </table:table-cell>
          <table:table-cell table:formula="of:=[.F25]/([.$B$8]*[.$B$8])" office:value-type="float" office:value="1">
            <text:p>1</text:p>
          </table:table-cell>
          <table:table-cell office:value-type="float" office:value="79.3">
            <text:p>79.3</text:p>
          </table:table-cell>
          <table:table-cell table:formula="of:=[.I25]/[.G25]" office:value-type="float" office:value="1.49622641509434">
            <text:p>1.4962264151</text:p>
          </table:table-cell>
          <table:table-cell table:style-name="ce3" table:formula="of:=[.I25]/([.G25]*[.F25])" office:value-type="float" office:value="0.000149622641509434">
            <text:p>1.50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000">
            <text:p>15000</text:p>
          </table:table-cell>
          <table:table-cell office:value-type="float" office:value="52">
            <text:p>52</text:p>
          </table:table-cell>
          <table:table-cell table:formula="of:=[.F26]/([.$B$8]*[.$B$8])" office:value-type="float" office:value="1.5">
            <text:p>1.5</text:p>
          </table:table-cell>
          <table:table-cell office:value-type="float" office:value="162.2">
            <text:p>162.2</text:p>
          </table:table-cell>
          <table:table-cell table:formula="of:=[.I26]/[.G26]" office:value-type="float" office:value="3.11923076923077">
            <text:p>3.1192307692</text:p>
          </table:table-cell>
          <table:table-cell table:style-name="ce3" table:formula="of:=[.I26]/([.G26]*[.F26])" office:value-type="float" office:value="0.000207948717948718">
            <text:p>2.08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0000">
            <text:p>20000</text:p>
          </table:table-cell>
          <table:table-cell office:value-type="float" office:value="73">
            <text:p>73</text:p>
          </table:table-cell>
          <table:table-cell table:formula="of:=[.F27]/([.$B$8]*[.$B$8])" office:value-type="float" office:value="2">
            <text:p>2</text:p>
          </table:table-cell>
          <table:table-cell office:value-type="float" office:value="457.4">
            <text:p>457.4</text:p>
          </table:table-cell>
          <table:table-cell table:formula="of:=[.I27]/[.G27]" office:value-type="float" office:value="6.26575342465753">
            <text:p>6.2657534247</text:p>
          </table:table-cell>
          <table:table-cell table:style-name="ce3" table:formula="of:=[.I27]/([.G27]*[.F27])" office:value-type="float" office:value="0.000313287671232877">
            <text:p>3.13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40000">
            <text:p>40000</text:p>
          </table:table-cell>
          <table:table-cell office:value-type="float" office:value="84">
            <text:p>84</text:p>
          </table:table-cell>
          <table:table-cell table:formula="of:=[.F28]/([.$B$8]*[.$B$8])" office:value-type="float" office:value="4">
            <text:p>4</text:p>
          </table:table-cell>
          <table:table-cell office:value-type="float" office:value="1757.9">
            <text:p>1757.9</text:p>
          </table:table-cell>
          <table:table-cell table:formula="of:=[.I28]/[.G28]" office:value-type="float" office:value="20.927380952381">
            <text:p>20.9273809524</text:p>
          </table:table-cell>
          <table:table-cell table:style-name="ce3" table:formula="of:=[.I28]/([.G28]*[.F28])" office:value-type="float" office:value="0.000523184523809524">
            <text:p>5.23E-04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orward Collision" table:style-name="ta1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9" table:default-cell-style-name="ce3"/>
        <table:table-row table:style-name="ro1">
          <table:table-cell table:style-name="ce1" office:value-type="string">
            <text:p>MCSA Breakdown Calculations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table:style-name="ce1" office:value-type="string">
            <text:p>When convergence was observed, it was NOT always monotonic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3"/>
          <table:table-cell office:value-type="string">
            <text:p>For the forward method, typically a large jump in the residual was observed at the start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3"/>
          <table:table-cell office:value-type="string">
            <text:p>Forward Collis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5"/>
          <table:table-cell table:style-name="Default"/>
        </table:table-row>
        <table:table-row table:style-name="ro1" table:number-rows-repeated="2">
          <table:table-cell table:number-columns-repeated="10"/>
          <table:table-cell table:style-name="Default"/>
        </table:table-row>
        <table:table-row table:style-name="ro1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51">
            <text:p>0.451</text:p>
          </table:table-cell>
          <table:table-cell table:formula="of:=[.I14]/[.G14]" office:value-type="float" office:value="0.11275">
            <text:p>0.11275</text:p>
          </table:table-cell>
          <table:table-cell table:formula="of:=[.I14]/([.G14]*[.F14])" office:value-type="float" office:value="0.000011275">
            <text:p>1.1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5">
            <text:p>5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83">
            <text:p>0.483</text:p>
          </table:table-cell>
          <table:table-cell table:formula="of:=[.I15]/[.G15]" office:value-type="float" office:value="0.0966">
            <text:p>0.0966</text:p>
          </table:table-cell>
          <table:table-cell table:formula="of:=[.I15]/([.G15]*[.F15])" office:value-type="float" office:value="0.00000966">
            <text:p>9.66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7">
            <text:p>7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566">
            <text:p>0.566</text:p>
          </table:table-cell>
          <table:table-cell table:formula="of:=[.I16]/[.G16]" office:value-type="float" office:value="0.0808571428571429">
            <text:p>0.0808571429</text:p>
          </table:table-cell>
          <table:table-cell table:formula="of:=[.I16]/([.G16]*[.F16])" office:value-type="float" office:value="0.00000808571428571429">
            <text:p>8.09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1.005">
            <text:p>1.005</text:p>
          </table:table-cell>
          <table:table-cell table:formula="of:=[.I17]/[.G17]" office:value-type="float" office:value="0.0773076923076923">
            <text:p>0.0773076923</text:p>
          </table:table-cell>
          <table:table-cell table:formula="of:=[.I17]/([.G17]*[.F17])" office:value-type="float" office:value="0.00000773076923076923">
            <text:p>7.73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0">
            <text:p>20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2.318">
            <text:p>2.318</text:p>
          </table:table-cell>
          <table:table-cell table:formula="of:=[.I18]/[.G18]" office:value-type="float" office:value="0.1159">
            <text:p>0.1159</text:p>
          </table:table-cell>
          <table:table-cell table:formula="of:=[.I18]/([.G18]*[.F18])" office:value-type="float" office:value="0.00001159">
            <text:p>1.1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3.358">
            <text:p>3.358</text:p>
          </table:table-cell>
          <table:table-cell table:formula="of:=[.I19]/[.G19]" office:value-type="float" office:value="0.146">
            <text:p>0.146</text:p>
          </table:table-cell>
          <table:table-cell table:formula="of:=[.I19]/([.G19]*[.F19])" office:value-type="float" office:value="0.0000146">
            <text:p>1.4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29">
            <text:p>29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904">
            <text:p>5.904</text:p>
          </table:table-cell>
          <table:table-cell table:formula="of:=[.I20]/[.G20]" office:value-type="float" office:value="0.203586206896552">
            <text:p>0.2035862069</text:p>
          </table:table-cell>
          <table:table-cell table:formula="of:=[.I20]/([.G20]*[.F20])" office:value-type="float" office:value="0.0000203586206896552">
            <text:p>2.04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46">
            <text:p>4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6.013">
            <text:p>16.013</text:p>
          </table:table-cell>
          <table:table-cell table:formula="of:=[.I21]/[.G21]" office:value-type="float" office:value="0.348108695652174">
            <text:p>0.3481086957</text:p>
          </table:table-cell>
          <table:table-cell table:formula="of:=[.I21]/([.G21]*[.F21])" office:value-type="float" office:value="0.0000348108695652174">
            <text:p>3.4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0000">
            <text:p>10000</text:p>
          </table:table-cell>
          <table:table-cell office:value-type="float" office:value="57">
            <text:p>57</text:p>
          </table:table-cell>
          <table:table-cell table:formula="of:=[.F22]/([.$B$8]*[.$B$8])" office:value-type="float" office:value="1">
            <text:p>1</text:p>
          </table:table-cell>
          <table:table-cell office:value-type="float" office:value="24.221">
            <text:p>24.221</text:p>
          </table:table-cell>
          <table:table-cell table:formula="of:=[.I22]/[.G22]" office:value-type="float" office:value="0.424929824561403">
            <text:p>0.4249298246</text:p>
          </table:table-cell>
          <table:table-cell table:formula="of:=[.I22]/([.G22]*[.F22])" office:value-type="float" office:value="0.0000424929824561404">
            <text:p>4.2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0000">
            <text:p>10000</text:p>
          </table:table-cell>
          <table:table-cell office:value-type="float" office:value="80">
            <text:p>80</text:p>
          </table:table-cell>
          <table:table-cell table:formula="of:=[.F23]/([.$B$8]*[.$B$8])" office:value-type="float" office:value="1">
            <text:p>1</text:p>
          </table:table-cell>
          <table:table-cell office:value-type="float" office:value="39.835">
            <text:p>39.835</text:p>
          </table:table-cell>
          <table:table-cell table:formula="of:=[.I23]/[.G23]" office:value-type="float" office:value="0.4979375">
            <text:p>0.4979375</text:p>
          </table:table-cell>
          <table:table-cell table:formula="of:=[.I23]/([.G23]*[.F23])" office:value-type="float" office:value="0.00004979375">
            <text:p>4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30000">
            <text:p>30000</text:p>
          </table:table-cell>
          <table:table-cell office:value-type="float" office:value="93">
            <text:p>93</text:p>
          </table:table-cell>
          <table:table-cell table:formula="of:=[.F24]/([.$B$8]*[.$B$8])" office:value-type="float" office:value="3">
            <text:p>3</text:p>
          </table:table-cell>
          <table:table-cell office:value-type="float" office:value="171.7">
            <text:p>171.7</text:p>
          </table:table-cell>
          <table:table-cell table:formula="of:=[.I24]/[.G24]" office:value-type="float" office:value="1.84623655913978">
            <text:p>1.8462365591</text:p>
          </table:table-cell>
          <table:table-cell table:formula="of:=[.I24]/([.G24]*[.F24])" office:value-type="float" office:value="0.0000615412186379928">
            <text:p>6.15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60000">
            <text:p>60000</text:p>
          </table:table-cell>
          <table:table-cell office:value-type="float" office:value="94">
            <text:p>94</text:p>
          </table:table-cell>
          <table:table-cell table:formula="of:=[.F25]/([.$B$8]*[.$B$8])" office:value-type="float" office:value="6">
            <text:p>6</text:p>
          </table:table-cell>
          <table:table-cell office:value-type="float" office:value="455.3">
            <text:p>455.3</text:p>
          </table:table-cell>
          <table:table-cell table:formula="of:=[.I25]/[.G25]" office:value-type="float" office:value="4.8436170212766">
            <text:p>4.8436170213</text:p>
          </table:table-cell>
          <table:table-cell table:formula="of:=[.I25]/([.G25]*[.F25])" office:value-type="float" office:value="0.0000807269503546099">
            <text:p>8.07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0000">
            <text:p>150000</text:p>
          </table:table-cell>
          <table:table-cell office:value-type="float" office:value="73">
            <text:p>73</text:p>
          </table:table-cell>
          <table:table-cell table:formula="of:=[.F26]/([.$B$8]*[.$B$8])" office:value-type="float" office:value="15">
            <text:p>15</text:p>
          </table:table-cell>
          <table:table-cell table:formula="of:=20*60+36.3" office:value-type="float" office:value="1236.3">
            <text:p>1236.3</text:p>
          </table:table-cell>
          <table:table-cell table:formula="of:=[.I26]/[.G26]" office:value-type="float" office:value="16.9356164383562">
            <text:p>16.9356164384</text:p>
          </table:table-cell>
          <table:table-cell table:formula="of:=[.I26]/([.G26]*[.F26])" office:value-type="float" office:value="0.000112904109589041">
            <text:p>1.13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50000">
            <text:p>250000</text:p>
          </table:table-cell>
          <table:table-cell office:value-type="float" office:value="108">
            <text:p>108</text:p>
          </table:table-cell>
          <table:table-cell table:formula="of:=[.F27]/([.$B$8]*[.$B$8])" office:value-type="float" office:value="25">
            <text:p>25</text:p>
          </table:table-cell>
          <table:table-cell table:formula="of:=77*60+24.7" office:value-type="float" office:value="4644.7">
            <text:p>4644.7</text:p>
          </table:table-cell>
          <table:table-cell table:formula="of:=[.I27]/[.G27]" office:value-type="float" office:value="43.0064814814815">
            <text:p>43.0064814815</text:p>
          </table:table-cell>
          <table:table-cell table:formula="of:=[.I27]/([.G27]*[.F27])" office:value-type="float" office:value="0.000172025925925926">
            <text:p>1.72E-04</text:p>
          </table:table-cell>
        </table:table-row>
      </table:table>
      <table:table table:name="Richardson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">
          <table:table-cell table:style-name="ce4" office:value-type="string">
            <text:p>MCSA Breakdown Calculations</text:p>
          </table:table-cell>
          <table:table-cell table:number-columns-repeated="10"/>
        </table:table-row>
        <table:table-row table:style-name="ro2">
          <table:table-cell office:value-type="string">
            <text:p>Convergence Tol</text:p>
          </table:table-cell>
          <table:table-cell table:style-name="ce5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/>
          <table:table-cell table:style-name="ce5"/>
          <table:table-cell/>
          <table:table-cell office:value-type="string">
            <text:p>Richardson Reference Calculations</text:p>
          </table:table-cell>
          <table:table-cell table:number-columns-repeated="7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 table:number-columns-repeated="9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 table:number-columns-repeated="9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4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4" office:value-type="string">
            <text:p>Scattering XS</text:p>
          </table:table-cell>
          <table:table-cell table:style-name="ce4" office:value-type="string">
            <text:p>Absorption XS</text:p>
          </table:table-cell>
          <table:table-cell table:style-name="ce4" office:value-type="string">
            <text:p>Diffusion Length</text:p>
          </table:table-cell>
          <table:table-cell table:style-name="ce4" office:value-type="string">
            <text:p>L/dx</text:p>
          </table:table-cell>
          <table:table-cell table:style-name="ce4" office:value-type="string">
            <text:p>Spectral Radius</text:p>
          </table:table-cell>
          <table:table-cell table:style-name="ce4" office:value-type="string">
            <text:p>Iterations to Converge</text:p>
          </table:table-cell>
          <table:table-cell table:style-name="ce4" office:value-type="string">
            <text:p>CPU Time (s)</text:p>
          </table:table-cell>
          <table:table-cell table:style-name="ce4" office:value-type="string">
            <text:p>Time/Iter</text:p>
          </table:table-cell>
          <table:table-cell/>
          <table:table-cell table:style-name="ce4" office:value-type="string">
            <text:p>Estimate rho</text:p>
          </table:table-cell>
          <table:table-cell table:style-name="ce4" office:value-type="string">
            <text:p>Relative Dif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5">
            <text:p>5</text:p>
          </table:table-cell>
          <table:table-cell office:value-type="float" office:value="0.285">
            <text:p>0.285</text:p>
          </table:table-cell>
          <table:table-cell table:style-name="ce6" table:formula="of:=[.G28]/[.F28]" office:value-type="float" office:value="0.00021529390745042">
            <text:p>2.15E-04</text:p>
          </table:table-cell>
          <table:table-cell/>
          <table:table-cell table:style-name="ce6" table:formula="of:=[.$B$2]^(1/[.F14])" office:value-type="float" office:value="0.0251188643150958">
            <text:p>2.51E-02</text:p>
          </table:table-cell>
          <table:table-cell table:style-name="ce6" table:formula="of:=([.J14]-[.E14])/[.E14]" office:value-type="float" office:value="1.30973814873251">
            <text:p>1.31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6">
            <text:p>6</text:p>
          </table:table-cell>
          <table:table-cell office:value-type="float" office:value="0.286">
            <text:p>0.286</text:p>
          </table:table-cell>
          <table:table-cell table:style-name="ce6" table:formula="of:=[.G15]/[.F15]" office:value-type="float" office:value="0.0476666666666667">
            <text:p>4.77E-02</text:p>
          </table:table-cell>
          <table:table-cell/>
          <table:table-cell table:style-name="ce6" table:formula="of:=[.$B$2]^(1/[.F15])" office:value-type="float" office:value="0.0464158883361278">
            <text:p>4.64E-02</text:p>
          </table:table-cell>
          <table:table-cell table:style-name="ce6" table:formula="of:=([.J15]-[.E15])/[.E15]" office:value-type="float" office:value="0.112293303749297">
            <text:p>1.12E-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">
            <text:p>10</text:p>
          </table:table-cell>
          <table:table-cell office:value-type="float" office:value="0.288">
            <text:p>0.288</text:p>
          </table:table-cell>
          <table:table-cell table:style-name="ce6" table:formula="of:=[.G16]/[.F16]" office:value-type="float" office:value="0.0288">
            <text:p>2.88E-02</text:p>
          </table:table-cell>
          <table:table-cell/>
          <table:table-cell table:style-name="ce6" table:formula="of:=[.$B$2]^(1/[.F16])" office:value-type="float" office:value="0.158489319246111">
            <text:p>1.58E-01</text:p>
          </table:table-cell>
          <table:table-cell table:style-name="ce6" table:formula="of:=([.J16]-[.E16])/[.E16]" office:value-type="float" office:value="0.0862724242718492">
            <text:p>8.63E-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27">
            <text:p>27</text:p>
          </table:table-cell>
          <table:table-cell office:value-type="float" office:value="0.29">
            <text:p>0.29</text:p>
          </table:table-cell>
          <table:table-cell table:style-name="ce6" table:formula="of:=[.G17]/[.F17]" office:value-type="float" office:value="0.0107407407407407">
            <text:p>1.07E-02</text:p>
          </table:table-cell>
          <table:table-cell/>
          <table:table-cell table:style-name="ce6" table:formula="of:=[.$B$2]^(1/[.F17])" office:value-type="float" office:value="0.505479682119124">
            <text:p>5.05E-01</text:p>
          </table:table-cell>
          <table:table-cell table:style-name="ce6" table:formula="of:=([.J17]-[.E17])/[.E17]" office:value-type="float" office:value="0.0064785218589323">
            <text:p>6.48E-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78">
            <text:p>78</text:p>
          </table:table-cell>
          <table:table-cell office:value-type="float" office:value="0.296">
            <text:p>0.296</text:p>
          </table:table-cell>
          <table:table-cell table:style-name="ce6" table:formula="of:=[.G18]/[.F18]" office:value-type="float" office:value="0.00379487179487179">
            <text:p>3.79E-03</text:p>
          </table:table-cell>
          <table:table-cell/>
          <table:table-cell table:style-name="ce6" table:formula="of:=[.$B$2]^(1/[.F18])" office:value-type="float" office:value="0.789652286849973">
            <text:p>7.90E-01</text:p>
          </table:table-cell>
          <table:table-cell table:style-name="ce6" table:formula="of:=([.J18]-[.E18])/[.E18]" office:value-type="float" office:value="0.00343004836371762">
            <text:p>3.43E-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12">
            <text:p>112</text:p>
          </table:table-cell>
          <table:table-cell office:value-type="float" office:value="0.303">
            <text:p>0.303</text:p>
          </table:table-cell>
          <table:table-cell table:style-name="ce6" table:formula="of:=[.G19]/[.F19]" office:value-type="float" office:value="0.00270535714285714">
            <text:p>2.71E-03</text:p>
          </table:table-cell>
          <table:table-cell/>
          <table:table-cell table:style-name="ce6" table:formula="of:=[.$B$2]^(1/[.F19])" office:value-type="float" office:value="0.848342898244072">
            <text:p>8.48E-01</text:p>
          </table:table-cell>
          <table:table-cell table:style-name="ce6" table:formula="of:=([.J19]-[.E19])/[.E19]" office:value-type="float" office:value="0.00161503969311034">
            <text:p>1.62E-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80">
            <text:p>180</text:p>
          </table:table-cell>
          <table:table-cell office:value-type="float" office:value="0.317">
            <text:p>0.317</text:p>
          </table:table-cell>
          <table:table-cell table:style-name="ce6" table:formula="of:=[.G20]/[.F20]" office:value-type="float" office:value="0.00176111111111111">
            <text:p>1.76E-03</text:p>
          </table:table-cell>
          <table:table-cell/>
          <table:table-cell table:style-name="ce6" table:formula="of:=[.$B$2]^(1/[.F20])" office:value-type="float" office:value="0.902725177948457">
            <text:p>9.03E-01</text:p>
          </table:table-cell>
          <table:table-cell table:style-name="ce6" table:formula="of:=([.J20]-[.E20])/[.E20]" office:value-type="float" office:value="0.000789542887361458">
            <text:p>7.90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351">
            <text:p>351</text:p>
          </table:table-cell>
          <table:table-cell office:value-type="float" office:value="0.344">
            <text:p>0.344</text:p>
          </table:table-cell>
          <table:table-cell table:style-name="ce6" table:formula="of:=[.G21]/[.F21]" office:value-type="float" office:value="0.00098005698005698">
            <text:p>9.80E-04</text:p>
          </table:table-cell>
          <table:table-cell/>
          <table:table-cell table:style-name="ce6" table:formula="of:=[.$B$2]^(1/[.F21])" office:value-type="float" office:value="0.948872755652445">
            <text:p>9.49E-01</text:p>
          </table:table-cell>
          <table:table-cell table:style-name="ce6" table:formula="of:=([.J21]-[.E21])/[.E21]" office:value-type="float" office:value="0.000682069097921319">
            <text:p>6.82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435">
            <text:p>435</text:p>
          </table:table-cell>
          <table:table-cell office:value-type="float" office:value="0.358">
            <text:p>0.358</text:p>
          </table:table-cell>
          <table:table-cell table:style-name="ce6" table:formula="of:=[.G22]/[.F22]" office:value-type="float" office:value="0.000822988505747126">
            <text:p>8.23E-04</text:p>
          </table:table-cell>
          <table:table-cell/>
          <table:table-cell table:style-name="ce6" table:formula="of:=[.$B$2]^(1/[.F22])" office:value-type="float" office:value="0.958537692777478">
            <text:p>9.59E-01</text:p>
          </table:table-cell>
          <table:table-cell table:style-name="ce6" table:formula="of:=([.J22]-[.E22])/[.E22]" office:value-type="float" office:value="0.00062393550481068">
            <text:p>6.24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555">
            <text:p>555</text:p>
          </table:table-cell>
          <table:table-cell office:value-type="float" office:value="0.38">
            <text:p>0.38</text:p>
          </table:table-cell>
          <table:table-cell table:style-name="ce6" table:formula="of:=[.G23]/[.F23]" office:value-type="float" office:value="0.000684684684684685">
            <text:p>6.85E-04</text:p>
          </table:table-cell>
          <table:table-cell/>
          <table:table-cell table:style-name="ce6" table:formula="of:=[.$B$2]^(1/[.F23])" office:value-type="float" office:value="0.967354342543313">
            <text:p>9.67E-01</text:p>
          </table:table-cell>
          <table:table-cell table:style-name="ce6" table:formula="of:=([.J23]-[.E23])/[.E23]" office:value-type="float" office:value="0.000572343784619087">
            <text:p>5.72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735">
            <text:p>735</text:p>
          </table:table-cell>
          <table:table-cell office:value-type="float" office:value="0.411">
            <text:p>0.411</text:p>
          </table:table-cell>
          <table:table-cell table:style-name="ce6" table:formula="of:=[.G24]/[.F24]" office:value-type="float" office:value="0.000559183673469388">
            <text:p>5.59E-04</text:p>
          </table:table-cell>
          <table:table-cell/>
          <table:table-cell table:style-name="ce6" table:formula="of:=[.$B$2]^(1/[.F24])" office:value-type="float" office:value="0.975249297745478">
            <text:p>9.75E-01</text:p>
          </table:table-cell>
          <table:table-cell table:style-name="ce6" table:formula="of:=([.J24]-[.E24])/[.E24]" office:value-type="float" office:value="0.000505046637754491">
            <text:p>5.05E-0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1024">
            <text:p>1024</text:p>
          </table:table-cell>
          <table:table-cell office:value-type="float" office:value="0.459">
            <text:p>0.459</text:p>
          </table:table-cell>
          <table:table-cell table:style-name="ce6" table:formula="of:=[.G25]/[.F25]" office:value-type="float" office:value="0.0004482421875">
            <text:p>4.48E-04</text:p>
          </table:table-cell>
          <table:table-cell/>
          <table:table-cell table:style-name="ce6" table:formula="of:=[.$B$2]^(1/[.F25])" office:value-type="float" office:value="0.982171889188038">
            <text:p>9.82E-01</text:p>
          </table:table-cell>
          <table:table-cell table:style-name="ce6" table:formula="of:=([.J25]-[.E25])/[.E25]" office:value-type="float" office:value="0.000420560634573083">
            <text:p>4.21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34">
            <text:p>1534</text:p>
          </table:table-cell>
          <table:table-cell office:value-type="float" office:value="0.542">
            <text:p>0.542</text:p>
          </table:table-cell>
          <table:table-cell table:style-name="ce6" table:formula="of:=[.G26]/[.F26]" office:value-type="float" office:value="0.000353324641460235">
            <text:p>3.53E-04</text:p>
          </table:table-cell>
          <table:table-cell/>
          <table:table-cell table:style-name="ce6" table:formula="of:=[.$B$2]^(1/[.F26])" office:value-type="float" office:value="0.988063545044062">
            <text:p>9.88E-01</text:p>
          </table:table-cell>
          <table:table-cell table:style-name="ce6" table:formula="of:=([.J26]-[.E26])/[.E26]" office:value-type="float" office:value="0.000305281073843802">
            <text:p>3.05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591">
            <text:p>2591</text:p>
          </table:table-cell>
          <table:table-cell office:value-type="float" office:value="0.713">
            <text:p>0.713</text:p>
          </table:table-cell>
          <table:table-cell table:style-name="ce6" table:formula="of:=[.G27]/[.F27]" office:value-type="float" office:value="0.00027518332690081">
            <text:p>2.75E-04</text:p>
          </table:table-cell>
          <table:table-cell/>
          <table:table-cell table:style-name="ce6" table:formula="of:=[.$B$2]^(1/[.F27])" office:value-type="float" office:value="0.99291572564572">
            <text:p>9.93E-01</text:p>
          </table:table-cell>
          <table:table-cell table:style-name="ce6" table:formula="of:=([.J27]-[.E27])/[.E27]" office:value-type="float" office:value="0.000124623935043513">
            <text:p>1.25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5597">
            <text:p>5597</text:p>
          </table:table-cell>
          <table:table-cell office:value-type="float" office:value="1.205">
            <text:p>1.205</text:p>
          </table:table-cell>
          <table:table-cell table:style-name="ce6" table:formula="of:=[.G28]/[.F28]" office:value-type="float" office:value="0.00021529390745042">
            <text:p>2.15E-04</text:p>
          </table:table-cell>
          <table:table-cell/>
          <table:table-cell table:style-name="ce6" table:formula="of:=[.$B$2]^(1/[.F28])" office:value-type="float" office:value="0.996714239561937">
            <text:p>9.97E-01</text:p>
          </table:table-cell>
          <table:table-cell table:style-name="ce6" table:formula="of:=([.J28]-[.E28])/[.E28]" office:value-type="float" office:value="0.000087534816874108">
            <text:p>8.75E-05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ots" table:style-name="ta1">
        <table:shapes>
          <draw:frame draw:z-index="0" draw:style-name="gr1" svg:width="7.8878in" svg:height="5.4445in" svg:x="0.2024in" svg:y="0.1445in">
            <draw:object draw:notify-on-update-of-ranges="'Adjoint Collision'.E14:'Adjoint Collision'.E28 'Adjoint Collision'.H5:'Adjoint Collision'.H5 'Adjoint Collision'.H14:'Adjoint Collision'.H28 'Adjoint Expected Value'.E14:'Adjoint Expected Value'.E28 'Adjoint Expected Value'.H4:'Adjoint Expected Value'.H4 'Adjoint Expected Value'.H14:'Adjoint Expected Value'.H28 'Forward Collision'.E14:'Forward Collision'.E27 'Forward Collision'.H6:'Forward Collision'.H6 'Forward Collision'.H14:'Forward Collision'.H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4264in" svg:height="5.3441in" svg:x="8.7311in" svg:y="0.089in">
            <draw:object draw:notify-on-update-of-ranges="'Adjoint Collision'.E14:'Adjoint Collision'.E28 'Adjoint Collision'.H5:'Adjoint Collision'.H5 'Adjoint Collision'.K14:'Adjoint Collision'.K28 'Adjoint Expected Value'.E14:'Adjoint Expected Value'.E28 'Adjoint Expected Value'.H4:'Adjoint Expected Value'.H4 'Adjoint Expected Value'.K14:'Adjoint Expected Value'.K28 'Forward Collision'.E14:'Forward Collision'.E27 'Forward Collision'.H6:'Forward Collision'.H6 'Forward Collision'.K14:'Forward Collision'.K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1406in" svg:height="5.5157in" svg:x="0.2307in" svg:y="5.8177in">
            <draw:object draw:notify-on-update-of-ranges="'Adjoint Collision'.H5:'Adjoint Collision'.H5 'Adjoint Collision'.G14:'Adjoint Collision'.G28 'Adjoint Collision'.E14:'Adjoint Collision'.E28 'Adjoint Expected Value'.H4:'Adjoint Expected Value'.H5 'Adjoint Expected Value'.G14:'Adjoint Expected Value'.G28 'Adjoint Collision'.E14:'Adjoint Collision'.E28 'Forward Collision'.H6:'Forward Collision'.H6 'Forward Collision'.G14:'Forward Collision'.G27 'Forward Collision'.E14:'Forward Collision'.E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5-14T09:25:49</meta:creation-date>
    <dc:date>2013-05-16T09:49:44</dc:date>
    <meta:editing-duration>PT5H31M45S</meta:editing-duration>
    <meta:editing-cycles>51</meta:editing-cycles>
    <meta:generator>LibreOffice/3.5$Linux_X86_64 LibreOffice_project/350m1$Build-2</meta:generator>
    <meta:document-statistic meta:table-count="5" meta:cell-count="7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36cm" svg:height="13.83cm" xlink:href=".." xlink:type="simple" chart:class="chart:scatter" chart:style-name="ch1">
        <chart:title svg:x="6.971cm" svg:y="0.412cm" chart:style-name="ch2">
          <text:p>Histories per DOF to Converge</text:p>
        </chart:title>
        <chart:legend chart:legend-position="bottom" svg:x="3.978cm" svg:y="13.047cm" style:legend-expansion="wide" chart:style-name="ch3"/>
        <chart:plot-area chart:style-name="ch4" table:cell-range-address="'Adjoint Collision'.E14:'Adjoint Collision'.E28 'Adjoint Collision'.H5:'Adjoint Collision'.H5 'Adjoint Collision'.H14:'Adjoint Collision'.H28 'Adjoint Expected Value'.H4:'Adjoint Expected Value'.H4 'Adjoint Expected Value'.H14:'Adjoint Expected Value'.H28 'Forward Collision'.H6:'Forward Collision'.H6 'Forward Collision'.H14:'Forward Collision'.H27" chart:data-source-has-labels="row" svg:x="1.411cm" svg:y="2.019cm" svg:width="17.825cm" svg:height="9.771cm">
          <chartooo:coordinate-region svg:x="2.032cm" svg:y="2.218cm" svg:width="17.11cm" svg:height="8.925cm"/>
          <chart:axis chart:dimension="x" chart:name="primary-x" chart:style-name="ch5">
            <chart:title svg:x="8.03cm" svg:y="12.066cm" chart:style-name="ch6">
              <text:p>Iteration Matrix Spectral Radius</text:p>
            </chart:title>
          </chart:axis>
          <chart:axis chart:dimension="y" chart:name="primary-y" chart:style-name="ch7">
            <chart:title svg:x="0.451cm" svg:y="8.271cm" chart:style-name="ch8">
              <text:p>Histories per DOF</text:p>
            </chart:title>
            <chart:grid chart:style-name="ch9" chart:class="major"/>
          </chart:axis>
          <chart:series chart:style-name="ch10" chart:values-cell-range-address="'Adjoint Collision'.H14:'Adjoint Collision'.H28" chart:label-cell-address="'Adjoint Collision'.H5:'Adjoint Collision'.H5" chart:class="chart:scatter">
            <chart:domain table:cell-range-address="'Adjoint Collision'.E14:'Adjoint Collision'.E28"/>
            <chart:data-point chart:repeated="15"/>
          </chart:series>
          <chart:series chart:style-name="ch11" chart:values-cell-range-address="'Adjoint Expected Value'.H14:'Adjoint Expected Value'.H28" chart:label-cell-address="'Adjoint Expected Value'.H4:'Adjoint Expected Value'.H4" chart:class="chart:scatter">
            <chart:domain table:cell-range-address="'Adjoint Expected Value'.E14:'Adjoint Expected Value'.E28"/>
            <chart:data-point chart:repeated="15"/>
          </chart:series>
          <chart:series chart:style-name="ch12" chart:values-cell-range-address="'Forward Collision'.H14:'Forward Collision'.H27" chart:label-cell-address="'Forward Collision'.H6:'Forward Collision'.H6" chart:class="chart:scatter">
            <chart:domain table:cell-range-address="'Forward Collision'.E14:'Forward Collision'.E27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djoint Collision</text:p>
                <draw:g>
                  <svg:desc>'Adjoint Collision'.H5:'Adjoint Collision'.H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djoint Expected Value</text:p>
                <draw:g>
                  <svg:desc>'Adjoint Expected Value'.H4:'Adjoint Expected Value'.H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rward Collision</text:p>
                <draw:g>
                  <svg:desc>'Forward Collision'.H6:'Forward Collision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8752">
                <text:p>0.0108752</text:p>
                <draw:g>
                  <svg:desc>'Adjoint Collision'.E14:'Adjoint Collision'.E28</svg:desc>
                </draw:g>
              </table:table-cell>
              <table:table-cell office:value-type="float" office:value="1">
                <text:p>1</text:p>
                <draw:g>
                  <svg:desc>'Adjoint Collision'.H14:'Adjoint Collision'.H28</svg:desc>
                </draw:g>
              </table:table-cell>
              <table:table-cell office:value-type="float" office:value="0.0108752">
                <text:p>0.0108752</text:p>
                <draw:g>
                  <svg:desc>'Adjoint Expected Value'.E14:'Adjoint Expected Value'.E28</svg:desc>
                </draw:g>
              </table:table-cell>
              <table:table-cell office:value-type="float" office:value="1">
                <text:p>1</text:p>
                <draw:g>
                  <svg:desc>'Adjoint Expected Value'.H14:'Adjoint Expected Value'.H28</svg:desc>
                </draw:g>
              </table:table-cell>
              <table:table-cell office:value-type="float" office:value="0.0108752">
                <text:p>0.0108752</text:p>
                <draw:g>
                  <svg:desc>'Forward Collision'.E14:'Forward Collision'.E27</svg:desc>
                </draw:g>
              </table:table-cell>
              <table:table-cell office:value-type="float" office:value="1">
                <text:p>1</text:p>
                <draw:g>
                  <svg:desc>'Forward Collision'.H14:'Forward Collision'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7299">
                <text:p>0.0417299</text:p>
              </table:table-cell>
              <table:table-cell office:value-type="float" office:value="1">
                <text:p>1</text:p>
              </table:table-cell>
              <table:table-cell office:value-type="float" office:value="0.0417299">
                <text:p>0.0417299</text:p>
              </table:table-cell>
              <table:table-cell office:value-type="float" office:value="1">
                <text:p>1</text:p>
              </table:table-cell>
              <table:table-cell office:value-type="float" office:value="0.0417299">
                <text:p>0.0417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902">
                <text:p>0.145902</text:p>
              </table:table-cell>
              <table:table-cell office:value-type="float" office:value="1">
                <text:p>1</text:p>
              </table:table-cell>
              <table:table-cell office:value-type="float" office:value="0.145902">
                <text:p>0.145902</text:p>
              </table:table-cell>
              <table:table-cell office:value-type="float" office:value="1">
                <text:p>1</text:p>
              </table:table-cell>
              <table:table-cell office:value-type="float" office:value="0.145902">
                <text:p>0.145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2226">
                <text:p>0.502226</text:p>
              </table:table-cell>
              <table:table-cell office:value-type="float" office:value="1">
                <text:p>1</text:p>
              </table:table-cell>
              <table:table-cell office:value-type="float" office:value="0.502226">
                <text:p>0.502226</text:p>
              </table:table-cell>
              <table:table-cell office:value-type="float" office:value="1">
                <text:p>1</text:p>
              </table:table-cell>
              <table:table-cell office:value-type="float" office:value="0.502226">
                <text:p>0.502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6953">
                <text:p>0.786953</text:p>
              </table:table-cell>
              <table:table-cell office:value-type="float" office:value="1">
                <text:p>1</text:p>
              </table:table-cell>
              <table:table-cell office:value-type="float" office:value="0.786953">
                <text:p>0.786953</text:p>
              </table:table-cell>
              <table:table-cell office:value-type="float" office:value="1">
                <text:p>1</text:p>
              </table:table-cell>
              <table:table-cell office:value-type="float" office:value="0.786953">
                <text:p>0.786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6975">
                <text:p>0.846975</text:p>
              </table:table-cell>
              <table:table-cell office:value-type="float" office:value="1">
                <text:p>1</text:p>
              </table:table-cell>
              <table:table-cell office:value-type="float" office:value="0.846975">
                <text:p>0.846975</text:p>
              </table:table-cell>
              <table:table-cell office:value-type="float" office:value="1">
                <text:p>1</text:p>
              </table:table-cell>
              <table:table-cell office:value-type="float" office:value="0.846975">
                <text:p>0.846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2013">
                <text:p>0.902013</text:p>
              </table:table-cell>
              <table:table-cell office:value-type="float" office:value="1">
                <text:p>1</text:p>
              </table:table-cell>
              <table:table-cell office:value-type="float" office:value="0.902013">
                <text:p>0.902013</text:p>
              </table:table-cell>
              <table:table-cell office:value-type="float" office:value="1">
                <text:p>1</text:p>
              </table:table-cell>
              <table:table-cell office:value-type="float" office:value="0.902013">
                <text:p>0.902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8226">
                <text:p>0.948226</text:p>
              </table:table-cell>
              <table:table-cell office:value-type="float" office:value="1">
                <text:p>1</text:p>
              </table:table-cell>
              <table:table-cell office:value-type="float" office:value="0.948226">
                <text:p>0.948226</text:p>
              </table:table-cell>
              <table:table-cell office:value-type="float" office:value="1">
                <text:p>1</text:p>
              </table:table-cell>
              <table:table-cell office:value-type="float" office:value="0.948226">
                <text:p>0.948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794">
                <text:p>0.95794</text:p>
              </table:table-cell>
              <table:table-cell office:value-type="float" office:value="1.5">
                <text:p>1.5</text:p>
              </table:table-cell>
              <table:table-cell office:value-type="float" office:value="0.95794">
                <text:p>0.95794</text:p>
              </table:table-cell>
              <table:table-cell office:value-type="float" office:value="1">
                <text:p>1</text:p>
              </table:table-cell>
              <table:table-cell office:value-type="float" office:value="0.95794">
                <text:p>0.95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801">
                <text:p>0.966801</text:p>
              </table:table-cell>
              <table:table-cell office:value-type="float" office:value="1.5">
                <text:p>1.5</text:p>
              </table:table-cell>
              <table:table-cell office:value-type="float" office:value="0.966801">
                <text:p>0.966801</text:p>
              </table:table-cell>
              <table:table-cell office:value-type="float" office:value="1">
                <text:p>1</text:p>
              </table:table-cell>
              <table:table-cell office:value-type="float" office:value="0.966801">
                <text:p>0.966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4757">
                <text:p>0.974757</text:p>
              </table:table-cell>
              <table:table-cell office:value-type="float" office:value="2">
                <text:p>2</text:p>
              </table:table-cell>
              <table:table-cell office:value-type="float" office:value="0.974757">
                <text:p>0.974757</text:p>
              </table:table-cell>
              <table:table-cell office:value-type="float" office:value="1">
                <text:p>1</text:p>
              </table:table-cell>
              <table:table-cell office:value-type="float" office:value="0.974757">
                <text:p>0.974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1759">
                <text:p>0.981759</text:p>
              </table:table-cell>
              <table:table-cell office:value-type="float" office:value="2.5">
                <text:p>2.5</text:p>
              </table:table-cell>
              <table:table-cell office:value-type="float" office:value="0.981759">
                <text:p>0.981759</text:p>
              </table:table-cell>
              <table:table-cell office:value-type="float" office:value="1">
                <text:p>1</text:p>
              </table:table-cell>
              <table:table-cell office:value-type="float" office:value="0.981759">
                <text:p>0.9817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7762">
                <text:p>0.987762</text:p>
              </table:table-cell>
              <table:table-cell office:value-type="float" office:value="4">
                <text:p>4</text:p>
              </table:table-cell>
              <table:table-cell office:value-type="float" office:value="0.987762">
                <text:p>0.987762</text:p>
              </table:table-cell>
              <table:table-cell office:value-type="float" office:value="1.5">
                <text:p>1.5</text:p>
              </table:table-cell>
              <table:table-cell office:value-type="float" office:value="0.987762">
                <text:p>0.9877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792">
                <text:p>0.992792</text:p>
              </table:table-cell>
              <table:table-cell office:value-type="float" office:value="6.5">
                <text:p>6.5</text:p>
              </table:table-cell>
              <table:table-cell office:value-type="float" office:value="0.992792">
                <text:p>0.992792</text:p>
              </table:table-cell>
              <table:table-cell office:value-type="float" office:value="2">
                <text:p>2</text:p>
              </table:table-cell>
              <table:table-cell office:value-type="float" office:value="0.992792">
                <text:p>0.9927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6627">
                <text:p>0.996627</text:p>
              </table:table-cell>
              <table:table-cell office:value-type="float" office:value="13.5">
                <text:p>13.5</text:p>
              </table:table-cell>
              <table:table-cell office:value-type="float" office:value="0.996627">
                <text:p>0.9966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minimum="0.000001" chart:maximum="0.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64cm" svg:height="13.575cm" xlink:href=".." xlink:type="simple" chart:class="chart:scatter" chart:style-name="ch1">
        <chart:title svg:x="7.761cm" svg:y="0.407cm" chart:style-name="ch2">
          <text:p>Time per History</text:p>
        </chart:title>
        <chart:legend chart:legend-position="bottom" svg:x="3.392cm" svg:y="12.792cm" style:legend-expansion="wide" chart:style-name="ch3"/>
        <chart:plot-area chart:style-name="ch4" table:cell-range-address="'Adjoint Collision'.E14:'Adjoint Collision'.E28 'Adjoint Collision'.H5:'Adjoint Collision'.H5 'Adjoint Collision'.K14:'Adjoint Collision'.K28 'Adjoint Expected Value'.H4:'Adjoint Expected Value'.H4 'Adjoint Expected Value'.K14:'Adjoint Expected Value'.K28 'Forward Collision'.H6:'Forward Collision'.H6 'Forward Collision'.K14:'Forward Collision'.K27" chart:data-source-has-labels="row" svg:x="1.388cm" svg:y="1.999cm" svg:width="16.722cm" svg:height="9.541cm">
          <chartooo:coordinate-region svg:x="3.015cm" svg:y="2.198cm" svg:width="15.001cm" svg:height="8.695cm"/>
          <chart:axis chart:dimension="x" chart:name="primary-x" chart:style-name="ch5">
            <chart:title svg:x="7.456cm" svg:y="11.811cm" chart:style-name="ch6">
              <text:p>Iteration Matrix Spectral Radius</text:p>
            </chart:title>
          </chart:axis>
          <chart:axis chart:dimension="y" chart:name="primary-y" chart:style-name="ch7">
            <chart:title svg:x="0.451cm" svg:y="8.017cm" chart:style-name="ch8">
              <text:p>Time per History</text:p>
            </chart:title>
            <chart:grid chart:style-name="ch9" chart:class="major"/>
          </chart:axis>
          <chart:series chart:style-name="ch10" chart:values-cell-range-address="'Adjoint Collision'.K14:'Adjoint Collision'.K28" chart:label-cell-address="'Adjoint Collision'.H5:'Adjoint Collision'.H5" chart:class="chart:scatter">
            <chart:domain table:cell-range-address="'Adjoint Collision'.E14:'Adjoint Collision'.E28"/>
            <chart:data-point chart:repeated="15"/>
          </chart:series>
          <chart:series chart:style-name="ch11" chart:values-cell-range-address="'Adjoint Expected Value'.K14:'Adjoint Expected Value'.K28" chart:label-cell-address="'Adjoint Expected Value'.H4:'Adjoint Expected Value'.H4" chart:class="chart:scatter">
            <chart:domain table:cell-range-address="'Adjoint Expected Value'.E14:'Adjoint Expected Value'.E28"/>
            <chart:data-point chart:repeated="15"/>
          </chart:series>
          <chart:series chart:style-name="ch12" chart:values-cell-range-address="'Forward Collision'.K14:'Forward Collision'.K27" chart:label-cell-address="'Forward Collision'.H6:'Forward Collision'.H6" chart:class="chart:scatter">
            <chart:domain table:cell-range-address="'Forward Collision'.E14:'Forward Collision'.E27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djoint Collision</text:p>
                <draw:g>
                  <svg:desc>'Adjoint Collision'.H5:'Adjoint Collision'.H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djoint Expected Value</text:p>
                <draw:g>
                  <svg:desc>'Adjoint Expected Value'.H4:'Adjoint Expected Value'.H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rward Collision</text:p>
                <draw:g>
                  <svg:desc>'Forward Collision'.H6:'Forward Collision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8752">
                <text:p>0.0108752</text:p>
                <draw:g>
                  <svg:desc>'Adjoint Collision'.E14:'Adjoint Collision'.E28</svg:desc>
                </draw:g>
              </table:table-cell>
              <table:table-cell office:value-type="float" office:value="0.00001">
                <text:p>0.00001</text:p>
                <draw:g>
                  <svg:desc>'Adjoint Collision'.K14:'Adjoint Collision'.K28</svg:desc>
                </draw:g>
              </table:table-cell>
              <table:table-cell office:value-type="float" office:value="0.0108752">
                <text:p>0.0108752</text:p>
                <draw:g>
                  <svg:desc>'Adjoint Expected Value'.E14:'Adjoint Expected Value'.E28</svg:desc>
                </draw:g>
              </table:table-cell>
              <table:table-cell office:value-type="float" office:value="0.0000195">
                <text:p>0.0000195</text:p>
                <draw:g>
                  <svg:desc>'Adjoint Expected Value'.K14:'Adjoint Expected Value'.K28</svg:desc>
                </draw:g>
              </table:table-cell>
              <table:table-cell office:value-type="float" office:value="0.0108752">
                <text:p>0.0108752</text:p>
                <draw:g>
                  <svg:desc>'Forward Collision'.E14:'Forward Collision'.E27</svg:desc>
                </draw:g>
              </table:table-cell>
              <table:table-cell office:value-type="float" office:value="0.000011275">
                <text:p>0.000011275</text:p>
                <draw:g>
                  <svg:desc>'Forward Collision'.K14:'Forward Collision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7299">
                <text:p>0.0417299</text:p>
              </table:table-cell>
              <table:table-cell office:value-type="float" office:value="0.00000716666666666667">
                <text:p>0.00000716666666666667</text:p>
              </table:table-cell>
              <table:table-cell office:value-type="float" office:value="0.0417299">
                <text:p>0.0417299</text:p>
              </table:table-cell>
              <table:table-cell office:value-type="float" office:value="0.0000137">
                <text:p>0.0000137</text:p>
              </table:table-cell>
              <table:table-cell office:value-type="float" office:value="0.0417299">
                <text:p>0.0417299</text:p>
              </table:table-cell>
              <table:table-cell office:value-type="float" office:value="0.00000966">
                <text:p>0.00000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902">
                <text:p>0.145902</text:p>
              </table:table-cell>
              <table:table-cell office:value-type="float" office:value="0.000006">
                <text:p>0.000006</text:p>
              </table:table-cell>
              <table:table-cell office:value-type="float" office:value="0.145902">
                <text:p>0.145902</text:p>
              </table:table-cell>
              <table:table-cell office:value-type="float" office:value="0.000011525">
                <text:p>0.000011525</text:p>
              </table:table-cell>
              <table:table-cell office:value-type="float" office:value="0.145902">
                <text:p>0.145902</text:p>
              </table:table-cell>
              <table:table-cell office:value-type="float" office:value="0.00000808571428571429">
                <text:p>0.0000080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2226">
                <text:p>0.502226</text:p>
              </table:table-cell>
              <table:table-cell office:value-type="float" office:value="0.00000576923076923077">
                <text:p>0.00000576923076923077</text:p>
              </table:table-cell>
              <table:table-cell office:value-type="float" office:value="0.502226">
                <text:p>0.502226</text:p>
              </table:table-cell>
              <table:table-cell office:value-type="float" office:value="0.0000105125">
                <text:p>0.0000105125</text:p>
              </table:table-cell>
              <table:table-cell office:value-type="float" office:value="0.502226">
                <text:p>0.502226</text:p>
              </table:table-cell>
              <table:table-cell office:value-type="float" office:value="0.00000773076923076923">
                <text:p>0.00000773076923076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6953">
                <text:p>0.786953</text:p>
              </table:table-cell>
              <table:table-cell office:value-type="float" office:value="0.00000857142857142857">
                <text:p>0.00000857142857142857</text:p>
              </table:table-cell>
              <table:table-cell office:value-type="float" office:value="0.786953">
                <text:p>0.786953</text:p>
              </table:table-cell>
              <table:table-cell office:value-type="float" office:value="0.0000179583333333333">
                <text:p>0.0000179583333333333</text:p>
              </table:table-cell>
              <table:table-cell office:value-type="float" office:value="0.786953">
                <text:p>0.786953</text:p>
              </table:table-cell>
              <table:table-cell office:value-type="float" office:value="0.00001159">
                <text:p>0.00001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6975">
                <text:p>0.846975</text:p>
              </table:table-cell>
              <table:table-cell office:value-type="float" office:value="0.0000107692307692308">
                <text:p>0.0000107692307692308</text:p>
              </table:table-cell>
              <table:table-cell office:value-type="float" office:value="0.846975">
                <text:p>0.846975</text:p>
              </table:table-cell>
              <table:table-cell office:value-type="float" office:value="0.0000234">
                <text:p>0.0000234</text:p>
              </table:table-cell>
              <table:table-cell office:value-type="float" office:value="0.846975">
                <text:p>0.846975</text:p>
              </table:table-cell>
              <table:table-cell office:value-type="float" office:value="0.0000146">
                <text:p>0.0000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2013">
                <text:p>0.902013</text:p>
              </table:table-cell>
              <table:table-cell office:value-type="float" office:value="0.0000148611111111111">
                <text:p>0.0000148611111111111</text:p>
              </table:table-cell>
              <table:table-cell office:value-type="float" office:value="0.902013">
                <text:p>0.902013</text:p>
              </table:table-cell>
              <table:table-cell office:value-type="float" office:value="0.0000342470588235294">
                <text:p>0.0000342470588235294</text:p>
              </table:table-cell>
              <table:table-cell office:value-type="float" office:value="0.902013">
                <text:p>0.902013</text:p>
              </table:table-cell>
              <table:table-cell office:value-type="float" office:value="0.0000203586206896552">
                <text:p>0.0000203586206896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8226">
                <text:p>0.948226</text:p>
              </table:table-cell>
              <table:table-cell office:value-type="float" office:value="0.0000253184210526316">
                <text:p>0.0000253184210526316</text:p>
              </table:table-cell>
              <table:table-cell office:value-type="float" office:value="0.948226">
                <text:p>0.948226</text:p>
              </table:table-cell>
              <table:table-cell office:value-type="float" office:value="0.0000599">
                <text:p>0.0000599</text:p>
              </table:table-cell>
              <table:table-cell office:value-type="float" office:value="0.948226">
                <text:p>0.948226</text:p>
              </table:table-cell>
              <table:table-cell office:value-type="float" office:value="0.0000348108695652174">
                <text:p>0.0000348108695652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794">
                <text:p>0.95794</text:p>
              </table:table-cell>
              <table:table-cell office:value-type="float" office:value="0.0000297619047619048">
                <text:p>0.0000297619047619048</text:p>
              </table:table-cell>
              <table:table-cell office:value-type="float" office:value="0.95794">
                <text:p>0.95794</text:p>
              </table:table-cell>
              <table:table-cell office:value-type="float" office:value="0.0000726461538461539">
                <text:p>0.0000726461538461539</text:p>
              </table:table-cell>
              <table:table-cell office:value-type="float" office:value="0.95794">
                <text:p>0.95794</text:p>
              </table:table-cell>
              <table:table-cell office:value-type="float" office:value="0.0000424929824561404">
                <text:p>0.0000424929824561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801">
                <text:p>0.966801</text:p>
              </table:table-cell>
              <table:table-cell office:value-type="float" office:value="0.0000370731707317073">
                <text:p>0.0000370731707317073</text:p>
              </table:table-cell>
              <table:table-cell office:value-type="float" office:value="0.966801">
                <text:p>0.966801</text:p>
              </table:table-cell>
              <table:table-cell office:value-type="float" office:value="0.0000889933333333333">
                <text:p>0.0000889933333333333</text:p>
              </table:table-cell>
              <table:table-cell office:value-type="float" office:value="0.966801">
                <text:p>0.966801</text:p>
              </table:table-cell>
              <table:table-cell office:value-type="float" office:value="0.00004979375">
                <text:p>0.0000497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4757">
                <text:p>0.974757</text:p>
              </table:table-cell>
              <table:table-cell office:value-type="float" office:value="0.0000471153846153846">
                <text:p>0.0000471153846153846</text:p>
              </table:table-cell>
              <table:table-cell office:value-type="float" office:value="0.974757">
                <text:p>0.974757</text:p>
              </table:table-cell>
              <table:table-cell office:value-type="float" office:value="0.000117697368421053">
                <text:p>0.000117697368421053</text:p>
              </table:table-cell>
              <table:table-cell office:value-type="float" office:value="0.974757">
                <text:p>0.974757</text:p>
              </table:table-cell>
              <table:table-cell office:value-type="float" office:value="0.0000615412186379928">
                <text:p>0.0000615412186379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1759">
                <text:p>0.981759</text:p>
              </table:table-cell>
              <table:table-cell office:value-type="float" office:value="0.0000610526315789474">
                <text:p>0.0000610526315789474</text:p>
              </table:table-cell>
              <table:table-cell office:value-type="float" office:value="0.981759">
                <text:p>0.981759</text:p>
              </table:table-cell>
              <table:table-cell office:value-type="float" office:value="0.000149622641509434">
                <text:p>0.000149622641509434</text:p>
              </table:table-cell>
              <table:table-cell office:value-type="float" office:value="0.981759">
                <text:p>0.981759</text:p>
              </table:table-cell>
              <table:table-cell office:value-type="float" office:value="0.0000807269503546099">
                <text:p>0.0000807269503546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7762">
                <text:p>0.987762</text:p>
              </table:table-cell>
              <table:table-cell office:value-type="float" office:value="0.0000830246913580247">
                <text:p>0.0000830246913580247</text:p>
              </table:table-cell>
              <table:table-cell office:value-type="float" office:value="0.987762">
                <text:p>0.987762</text:p>
              </table:table-cell>
              <table:table-cell office:value-type="float" office:value="0.000207948717948718">
                <text:p>0.000207948717948718</text:p>
              </table:table-cell>
              <table:table-cell office:value-type="float" office:value="0.987762">
                <text:p>0.987762</text:p>
              </table:table-cell>
              <table:table-cell office:value-type="float" office:value="0.000112904109589041">
                <text:p>0.000112904109589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792">
                <text:p>0.992792</text:p>
              </table:table-cell>
              <table:table-cell office:value-type="float" office:value="0.000131127012522361">
                <text:p>0.000131127012522361</text:p>
              </table:table-cell>
              <table:table-cell office:value-type="float" office:value="0.992792">
                <text:p>0.992792</text:p>
              </table:table-cell>
              <table:table-cell office:value-type="float" office:value="0.000313287671232877">
                <text:p>0.000313287671232877</text:p>
              </table:table-cell>
              <table:table-cell office:value-type="float" office:value="0.992792">
                <text:p>0.992792</text:p>
              </table:table-cell>
              <table:table-cell office:value-type="float" office:value="0.000172025925925926">
                <text:p>0.000172025925925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6627">
                <text:p>0.996627</text:p>
              </table:table-cell>
              <table:table-cell office:value-type="float" office:value="0.000209956192751892">
                <text:p>0.000209956192751892</text:p>
              </table:table-cell>
              <table:table-cell office:value-type="float" office:value="0.996627">
                <text:p>0.996627</text:p>
              </table:table-cell>
              <table:table-cell office:value-type="float" office:value="0.000523184523809524">
                <text:p>0.000523184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78cm" svg:height="14.011cm" xlink:href=".." xlink:type="simple" chart:class="chart:scatter" chart:style-name="ch1">
        <chart:title svg:x="8.139cm" svg:y="0.416cm" chart:style-name="ch2">
          <text:p>Iterations to Converge</text:p>
        </chart:title>
        <chart:legend chart:legend-position="bottom" svg:x="4.246cm" svg:y="13.228cm" style:legend-expansion="wide" chart:style-name="ch3"/>
        <chart:plot-area chart:style-name="ch4" table:cell-range-address="'Adjoint Collision'.E14:'Adjoint Collision'.E28 'Adjoint Collision'.H5:'Adjoint Collision'.H5 'Adjoint Collision'.G14:'Adjoint Collision'.G28 'Adjoint Expected Value'.H4:'Adjoint Expected Value'.H5 'Adjoint Expected Value'.G14:'Adjoint Expected Value'.G28 'Forward Collision'.H6:'Forward Collision'.H6 'Forward Collision'.G14:'Forward Collision'.G27" chart:data-source-has-labels="row" svg:x="1.424cm" svg:y="2.035cm" svg:width="18.428cm" svg:height="9.932cm">
          <chartooo:coordinate-region svg:x="2.231cm" svg:y="2.234cm" svg:width="17.527cm" svg:height="9.086cm"/>
          <chart:axis chart:dimension="x" chart:name="primary-x" chart:style-name="ch5">
            <chart:title svg:x="8.345cm" svg:y="12.247cm" chart:style-name="ch6">
              <text:p>Iteration Matrix Spectral Radius</text:p>
            </chart:title>
          </chart:axis>
          <chart:axis chart:dimension="y" chart:name="primary-y" chart:style-name="ch7">
            <chart:title svg:x="0.451cm" svg:y="8.646cm" chart:style-name="ch8">
              <text:p>Iterations to Converge</text:p>
            </chart:title>
            <chart:grid chart:style-name="ch9" chart:class="major"/>
          </chart:axis>
          <chart:series chart:style-name="ch10" chart:values-cell-range-address="'Adjoint Collision'.G14:'Adjoint Collision'.G28" chart:label-cell-address="'Adjoint Collision'.H5:'Adjoint Collision'.H5" chart:class="chart:scatter">
            <chart:domain table:cell-range-address="'Adjoint Collision'.E14:'Adjoint Collision'.E28"/>
            <chart:data-point chart:repeated="15"/>
          </chart:series>
          <chart:series chart:style-name="ch11" chart:values-cell-range-address="'Adjoint Expected Value'.G14:'Adjoint Expected Value'.G28" chart:label-cell-address="'Adjoint Expected Value'.H4:'Adjoint Expected Value'.H5" chart:class="chart:scatter">
            <chart:data-point chart:repeated="15"/>
          </chart:series>
          <chart:series chart:style-name="ch12" chart:values-cell-range-address="'Forward Collision'.G14:'Forward Collision'.G27" chart:label-cell-address="'Forward Collision'.H6:'Forward Collision'.H6" chart:class="chart:scatter">
            <chart:domain table:cell-range-address="'Forward Collision'.E14:'Forward Collision'.E27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djoint Collision</text:p>
                <draw:g>
                  <svg:desc>'Adjoint Collision'.H5:'Adjoint Collision'.H5</svg:desc>
                </draw:g>
              </table:table-cell>
              <table:table-cell office:value-type="string">
                <text:p>Adjoint Expected Value</text:p>
                <text:list>
                  <text:list-item>
                    <text:p>Adjoint Expected Value</text:p>
                  </text:list-item>
                  <text:list-item>
                    <text:p/>
                  </text:list-item>
                </text:list>
                <draw:g>
                  <svg:desc>'Adjoint Expected Value'.H4:'Adjoint Expected Value'.H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rward Collision</text:p>
                <draw:g>
                  <svg:desc>'Forward Collision'.H6:'Forward Collision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8752">
                <text:p>0.0108752</text:p>
                <draw:g>
                  <svg:desc>'Adjoint Collision'.E14:'Adjoint Collision'.E28</svg:desc>
                </draw:g>
              </table:table-cell>
              <table:table-cell office:value-type="float" office:value="4">
                <text:p>4</text:p>
                <draw:g>
                  <svg:desc>'Adjoint Collision'.G14:'Adjoint Collision'.G28</svg:desc>
                </draw:g>
              </table:table-cell>
              <table:table-cell office:value-type="float" office:value="2">
                <text:p>2</text:p>
                <draw:g>
                  <svg:desc>'Adjoint Expected Value'.G14:'Adjoint Expected Value'.G28</svg:desc>
                </draw:g>
              </table:table-cell>
              <table:table-cell office:value-type="float" office:value="0.0108752">
                <text:p>0.0108752</text:p>
                <draw:g>
                  <svg:desc>'Forward Collision'.E14:'Forward Collision'.E27</svg:desc>
                </draw:g>
              </table:table-cell>
              <table:table-cell office:value-type="float" office:value="4">
                <text:p>4</text:p>
                <draw:g>
                  <svg:desc>'Forward Collision'.G14:'Forward Collision'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7299">
                <text:p>0.041729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417299">
                <text:p>0.041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902">
                <text:p>0.14590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145902">
                <text:p>0.1459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2226">
                <text:p>0.50222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.502226">
                <text:p>0.5022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6953">
                <text:p>0.786953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0.786953">
                <text:p>0.7869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6975">
                <text:p>0.846975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0.846975">
                <text:p>0.846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2013">
                <text:p>0.902013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0.902013">
                <text:p>0.9020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8226">
                <text:p>0.948226</text:p>
              </table:table-cell>
              <table:table-cell office:value-type="float" office:value="76">
                <text:p>76</text:p>
              </table:table-cell>
              <table:table-cell office:value-type="float" office:value="23">
                <text:p>23</text:p>
              </table:table-cell>
              <table:table-cell office:value-type="float" office:value="0.948226">
                <text:p>0.9482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794">
                <text:p>0.95794</text:p>
              </table:table-cell>
              <table:table-cell office:value-type="float" office:value="56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95794">
                <text:p>0.957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801">
                <text:p>0.966801</text:p>
              </table:table-cell>
              <table:table-cell office:value-type="float" office:value="82">
                <text:p>82</text:p>
              </table:table-cell>
              <table:table-cell office:value-type="float" office:value="30">
                <text:p>30</text:p>
              </table:table-cell>
              <table:table-cell office:value-type="float" office:value="0.966801">
                <text:p>0.9668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4757">
                <text:p>0.974757</text:p>
              </table:table-cell>
              <table:table-cell office:value-type="float" office:value="78">
                <text:p>78</text:p>
              </table:table-cell>
              <table:table-cell office:value-type="float" office:value="38">
                <text:p>38</text:p>
              </table:table-cell>
              <table:table-cell office:value-type="float" office:value="0.974757">
                <text:p>0.9747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1759">
                <text:p>0.981759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  <table:table-cell office:value-type="float" office:value="0.981759">
                <text:p>0.98175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7762">
                <text:p>0.987762</text:p>
              </table:table-cell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0.987762">
                <text:p>0.9877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792">
                <text:p>0.992792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0.992792">
                <text:p>0.9927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6627">
                <text:p>0.996627</text:p>
              </table:table-cell>
              <table:table-cell office:value-type="float" office:value="93">
                <text:p>93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